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QRCode (LVGL)</text:h>
                    <text:list>
                        <text:list-item>
                            <text:h text:style-name="Heading_20_2" text:outline-level="2">Description</text:h>
                        </text:list-item>
                    </text:list>
                </text:list-item>
            </text:list>

            <text:p text:style-name="Standard">Renders a QR Code.</text:p><text:p text:style-name="Standard">More info (<text:a xlink:type="simple" xlink:href="https://docs.lvgl.io/master/details/libs/qrcode.html" text:style-name="Internet_20_link" text:visited-style-name="Visited_20_Internet_20_Link">link</text:a>)</text:p>

            
                <text:list xml:id="list_QRCode (LVGL)2" text:continue-numbering="true" text:continue-list="list_QRCode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Text for which the QR Code will be generated.</text:p>,
                                            <text:list xml:id="list_QRCode (LVGL)5" text:continue-numbering="true" text:continue-list="list_QRCode (LVGL)4" text:style-name="Outline">
                                                <text:list-item>
                                                    <text:list>
                                                        <text:list-item>
                                                            <text:list>
                                                                <text:list-item>
                                                                    <text:h text:style-name="Heading_20_3" text:outline-level="3">
                                                                        Dark color
                                                                        <text:s text:c="4"/>
                                                                        <text:span text:style-name="T2">ThemedColor</text:span>
                                                                    </text:h>
                                                                </text:list-item>
                                                            </text:list>
                                                        </text:list-item>
                                                    </text:list>
                                                </text:list-item>
                                            </text:list>
                                            <text:p text:style-name="Standard">The foreground color of the rendered QR image.</text:p>,
                                            <text:list xml:id="list_QRCode (LVGL)6" text:continue-numbering="true" text:continue-list="list_QRCode (LVGL)5" text:style-name="Outline">
                                                <text:list-item>
                                                    <text:list>
                                                        <text:list-item>
                                                            <text:list>
                                                                <text:list-item>
                                                                    <text:h text:style-name="Heading_20_3" text:outline-level="3">
                                                                        Light color
                                                                        <text:s text:c="4"/>
                                                                        <text:span text:style-name="T2">ThemedColor</text:span>
                                                                    </text:h>
                                                                </text:list-item>
                                                            </text:list>
                                                        </text:list-item>
                                                    </text:list>
                                                </text:list-item>
                                            </text:list>
                                            <text:p text:style-name="Standard">The background color of the rendered QR ima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QRCode (LVGL)7" text:continue-numbering="true" text:continue-list="list_QRCode (LVG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QRCode (LVGL)8" text:continue-numbering="true" text:continue-list="list_QRCode (LVGL)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QRCode (LVGL)9" text:continue-numbering="true" text:continue-list="list_QRCode (LVGL)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QRCode (LVGL)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LVGL)11" text:continue-numbering="true" text:continue-list="list_QRCode (LVGL)9"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QRCode (LVGL)12" text:continue-numbering="true" text:continue-list="list_QRCode (LVGL)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LVGL)13" text:continue-numbering="true" text:continue-list="list_QRCode (LVGL)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QRCode (LVGL)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QRCode (LVGL)15" text:continue-numbering="true" text:continue-list="list_QRCode (LVG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LVGL)16" text:continue-numbering="true" text:continue-list="list_QRCode (LVGL)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QRCode (LVGL)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QRCode (LVGL)18" text:continue-numbering="true" text:continue-list="list_QRCode (LVGL)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LVGL)19" text:continue-numbering="true" text:continue-list="list_QRCode (LVGL)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QRCode (LVGL)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QRCode (LVGL)21" text:continue-numbering="true" text:continue-list="list_QRCode (LVGL)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LVGL)22" text:continue-numbering="true" text:continue-list="list_QRCode (LVGL)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QRCode (LVGL)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QRCode (LVGL)24" text:continue-numbering="true" text:continue-list="list_QRCode (LVGL)2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QRCode (LVGL)25" text:continue-numbering="true" text:continue-list="list_QRCode (LVGL)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QRCode (LVGL)26" text:continue-numbering="true" text:continue-list="list_QRCode (LVGL)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QRCode (LVGL)27" text:continue-numbering="true" text:continue-list="list_QRCode (LVGL)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LVGL)28" text:continue-numbering="true" text:continue-list="list_QRCode (LVGL)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QRCode (LVGL)29" text:continue-numbering="true" text:continue-list="list_QRCode (LVGL)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QRCode (LVGL)30" text:continue-numbering="true" text:continue-list="list_QRCode (LVGL)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QRCode (LVGL)31" text:continue-numbering="true" text:continue-list="list_QRCode (LVGL)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QRCode (LVGL)32" text:continue-numbering="true" text:continue-list="list_QRCode (LVGL)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QRCode (LVGL)33" text:continue-numbering="true" text:continue-list="list_QRCode (LVGL)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QRCode (LVGL)34" text:continue-numbering="true" text:continue-list="list_QRCode (LVGL)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QRCode (LVGL)35" text:continue-numbering="true" text:continue-list="list_QRCode (LVGL)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QRCode (LVGL)36" text:continue-numbering="true" text:continue-list="list_QRCode (LVGL)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QRCode (LVGL)37" text:continue-numbering="true" text:continue-list="list_QRCode (LVGL)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QRCode (LVGL)38" text:continue-numbering="true" text:continue-list="list_QRCode (LVGL)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QRCode (LVGL)39" text:continue-numbering="true" text:continue-list="list_QRCode (LVGL)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QRCode (LVGL)40" text:continue-numbering="true" text:continue-list="list_QRCode (LVGL)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QRCode (LVGL)41" text:continue-numbering="true" text:continue-list="list_QRCode (LVGL)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QRCode (LVGL)42" text:continue-numbering="true" text:continue-list="list_QRCode (LVGL)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QRCode (LVGL)43" text:continue-numbering="true" text:continue-list="list_QRCode (LVGL)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QRCode (LVGL)44" text:continue-numbering="true" text:continue-list="list_QRCode (LVGL)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QRCode (LVGL)45" text:continue-numbering="true" text:continue-list="list_QRCode (LVGL)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QRCode (LVGL)46" text:continue-numbering="true" text:continue-list="list_QRCode (LVGL)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QRCode (LVGL)47" text:continue-numbering="true" text:continue-list="list_QRCode (LVGL)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QRCode (LVGL)48" text:continue-numbering="true" text:continue-list="list_QRCode (LVGL)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QRCode (LVGL)49" text:continue-numbering="true" text:continue-list="list_QRCode (LVGL)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QRCode (LVGL)50" text:continue-numbering="true" text:continue-list="list_QRCode (LVGL)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QRCode (LVGL)51" text:continue-numbering="true" text:continue-list="list_QRCode (LVGL)5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QRCode (LVGL)5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QRCode (LVGL)53" text:continue-numbering="true" text:continue-list="list_QRCode (LVGL)5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QRCode (LVGL)5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QRCode (LVGL)55" text:continue-numbering="true" text:continue-list="list_QRCode (LVGL)5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QRCode (LVGL)5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QRCode (LVGL)57" text:continue-numbering="true" text:continue-list="list_QRCode (LVGL)5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QRCode (LVGL)5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QRCode (LVGL)59" text:continue-numbering="true" text:continue-list="list_QRCode (LVGL)5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QRCode (LVGL)60" text:continue-numbering="true" text:continue-list="list_QRCode (LVGL)5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QRCode (LVGL)61" text:continue-numbering="true" text:continue-list="list_QRCode (LVGL)6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QRCode (LVGL)62" text:continue-numbering="true" text:continue-list="list_QRCode (LVGL)6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QRCode (LVGL)63" text:continue-numbering="true" text:continue-list="list_QRCode (LVGL)6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QRCode (LVGL)64" text:continue-numbering="true" text:continue-list="list_QRCode (LVGL)6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QRCode (LVGL)65" text:continue-numbering="true" text:continue-list="list_QRCode (LVGL)6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QRCode (LVGL)66" text:continue-numbering="true" text:continue-list="list_QRCode (LVGL)65"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LVGL)67" text:continue-numbering="true" text:continue-list="list_QRCode (LVGL)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LVGL)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LVGL)69" text:continue-numbering="true" text:continue-list="list_QRCode (LVGL)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LVGL)70" text:continue-numbering="true" text:continue-list="list_QRCode (LVGL)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LVGL)71" text:continue-numbering="true" text:continue-list="list_QRCode (LVGL)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LVGL)3" text:continue-numbering="true" text:continue-list="list_QRCode (LVGL)2" text:style-name="Outline">
                        <text:list-item>
                            <text:list>
                                <text:list-item>
                                    <text:h text:style-name="Heading_20_2" text:outline-level="2">Examples</text:h>
                                </text:list-item>
                            </text:list>
                        </text:list-item>
                    </text:list>
                    <text:p text:style-name="Standard"/>
                    
                    <text:list xml:id="list_QRCode (LVGL)72" text:style-name="List_20_1">
                        
                        <text:list-item>
                            <text:p text:style-name="List_20_1_20_Start">
                                <text:span text:style-name="T1">QR Cod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